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Garamond-Regular" svg:font-family="AGaramond-Regular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5958in"/>
    </style:style>
    <style:style style:name="TableColumn6" style:family="table-column">
      <style:table-column-properties style:column-width="1.25in"/>
    </style:style>
    <style:style style:name="TableColumn7" style:family="table-column">
      <style:table-column-properties style:column-width="1.434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Hyperlink" style:family="text">
      <style:text-properties style:font-name-complex="Calibri"/>
    </style:style>
    <style:style style:name="TableCell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6" style:parent-style-name="Normal" style:family="paragraph">
      <style:paragraph-properties fo:margin-bottom="0in"/>
    </style:style>
    <style:style style:name="T37" style:parent-style-name="DefaultParagraphFont" style:family="text">
      <style:text-properties style:font-name-asian="Times New Roman" style:font-name-complex="Calibri" fo:color="#000000"/>
    </style:style>
    <style:style style:name="T38" style:parent-style-name="Hyperlink" style:family="text">
      <style:text-properties style:font-name-complex="Calibri"/>
    </style:style>
    <style:style style:name="T39" style:parent-style-name="Hyperlink" style:family="text">
      <style:text-properties style:font-name-complex="Calibri"/>
    </style:style>
    <style:style style:name="T40" style:parent-style-name="Hyperlink" style:family="text">
      <style:text-properties style:font-name-complex="Calibri"/>
    </style:style>
    <style:style style:name="TableCell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text-position="super 66.6%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8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59" style:parent-style-name="ListParagraph" style:family="paragraph">
      <style:paragraph-properties fo:margin-left="0.15in" fo:text-indent="-0.15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68" style:parent-style-name="ListParagraph" style:family="paragraph">
      <style:paragraph-properties fo:margin-left="0.1125in" fo:text-indent="-0.125in">
        <style:tab-stops/>
      </style:paragraph-properties>
      <style:text-properties style:font-name="Times New Roman" style:font-weight-complex="bold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72" style:parent-style-name="Normal" style:family="paragraph">
      <style:paragraph-properties fo:margin-bottom="0in"/>
    </style:style>
    <style:style style:name="T73" style:parent-style-name="DefaultParagraphFont" style:family="text">
      <style:text-properties style:font-name-asian="Times New Roman" style:font-name-complex="Calibri" fo:color="#000000"/>
    </style:style>
    <style:style style:name="T74" style:parent-style-name="Hyperlink" style:family="text">
      <style:text-properties style:font-name-complex="Calibri"/>
    </style:style>
    <style:style style:name="TableCell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86" style:parent-style-name="Normal" style:family="paragraph">
      <style:paragraph-properties fo:margin-bottom="0in"/>
    </style:style>
    <style:style style:name="T87" style:parent-style-name="DefaultParagraphFont" style:family="text">
      <style:text-properties style:font-name-asian="Times New Roman" style:font-name-complex="Calibri" fo:color="#000000"/>
    </style:style>
    <style:style style:name="T88" style:parent-style-name="Hyperlink" style:family="text">
      <style:text-properties style:font-name-complex="Calibri"/>
    </style:style>
    <style:style style:name="TableCell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0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14" style:parent-style-name="Normal" style:family="paragraph">
      <style:paragraph-properties fo:margin-bottom="0in"/>
    </style:style>
    <style:style style:name="T115" style:parent-style-name="DefaultParagraphFont" style:family="text">
      <style:text-properties style:font-name-asian="Times New Roman" style:font-name-complex="Calibri" fo:color="#000000"/>
    </style:style>
    <style:style style:name="T116" style:parent-style-name="Hyperlink" style:family="text">
      <style:text-properties style:font-name-complex="Calibri"/>
    </style:style>
    <style:style style:name="TableCell1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28" style:parent-style-name="Normal" style:family="paragraph">
      <style:paragraph-properties fo:margin-bottom="0in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130" style:parent-style-name="DefaultParagraphFont" style:family="text">
      <style:text-properties style:font-name-asian="Times New Roman" style:font-name-complex="Calibri"/>
    </style:style>
    <style:style style:name="TableCell1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42" style:parent-style-name="Normal" style:family="paragraph">
      <style:paragraph-properties fo:margin-bottom="0in"/>
    </style:style>
    <style:style style:name="T143" style:parent-style-name="DefaultParagraphFont" style:family="text">
      <style:text-properties style:font-name-asian="Times New Roman" style:font-name-complex="Calibri" fo:color="#000000"/>
    </style:style>
    <style:style style:name="T144" style:parent-style-name="Hyperlink" style:family="text">
      <style:text-properties style:font-name-asian="Times New Roman" style:font-name-complex="Calibri"/>
    </style:style>
    <style:style style:name="TableCell1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5" style:parent-style-name="Normal" style:family="paragraph">
      <style:paragraph-properties fo:margin-bottom="0in"/>
    </style:style>
    <style:style style:name="T156" style:parent-style-name="DefaultParagraphFont" style:family="text">
      <style:text-properties style:font-name-asian="Times New Roman" style:font-name-complex="Calibri" fo:color="#000000"/>
    </style:style>
    <style:style style:name="T157" style:parent-style-name="DefaultParagraphFont" style:family="text">
      <style:text-properties style:font-name-asian="Times New Roman" style:font-name-complex="Calibri" fo:color="#000000"/>
    </style:style>
    <style:style style:name="T158" style:parent-style-name="DefaultParagraphFont" style:family="text">
      <style:text-properties style:font-name-asian="Times New Roman" style:font-name-complex="Calibri" fo:color="#000000"/>
    </style:style>
    <style:style style:name="T159" style:parent-style-name="Hyperlink" style:family="text">
      <style:text-properties style:font-name-asian="Times New Roman" style:font-name-complex="Calibri"/>
    </style:style>
    <style:style style:name="TableCell1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1" style:parent-style-name="DefaultParagraphFont" style:family="text">
      <style:text-properties style:font-name="AGaramond-Regular" style:font-name-complex="AGaramond-Regular" fo:font-size="9pt" style:font-size-asian="9pt" style:font-size-complex="9pt"/>
    </style:style>
    <style:style style:name="T1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8" style:parent-style-name="Normal" style:family="paragraph">
      <style:paragraph-properties fo:margin-bottom="0in"/>
      <style:text-properties style:font-name="Times New Roman" style:font-name-asian="Times New Roman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77" style:parent-style-name="Normal" style:family="paragraph">
      <style:paragraph-properties fo:margin-bottom="0in"/>
    </style:style>
    <style:style style:name="T178" style:parent-style-name="DefaultParagraphFont" style:family="text">
      <style:text-properties style:font-name-asian="Times New Roman" style:font-name-complex="Calibri" fo:color="#000000"/>
    </style:style>
    <style:style style:name="T179" style:parent-style-name="Hyperlink" style:family="text">
      <style:text-properties style:font-name-complex="Calibri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5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19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8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1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04" style:parent-style-name="Normal" style:family="paragraph">
      <style:paragraph-properties fo:margin-bottom="0in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8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5" style:parent-style-name="Normal" style:family="paragraph">
      <style:paragraph-properties fo:margin-bottom="0in"/>
    </style:style>
    <style:style style:name="T216" style:parent-style-name="DefaultParagraphFont" style:family="text">
      <style:text-properties style:font-name-asian="Times New Roman" style:font-name-complex="Calibri" fo:color="#000000"/>
    </style:style>
    <style:style style:name="T217" style:parent-style-name="DefaultParagraphFont" style:family="text">
      <style:text-properties style:font-name-asian="Times New Roman" style:font-name-complex="Calibri" fo:color="#000000"/>
    </style:style>
    <style:style style:name="T218" style:parent-style-name="DefaultParagraphFont" style:family="text">
      <style:text-properties style:font-name-asian="Times New Roman" style:font-name-complex="Calibri" fo:color="#000000"/>
    </style:style>
    <style:style style:name="T219" style:parent-style-name="Hyperlink" style:family="text">
      <style:text-properties style:font-name-asian="Times New Roman" style:font-name-complex="Calibri"/>
    </style:style>
    <style:style style:name="TableCell2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3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T231" style:parent-style-name="DefaultParagraphFont" style:family="text">
      <style:text-properties style:font-name-asian="Times New Roman" style:font-name-complex="Calibri" fo:color="#000000"/>
    </style:style>
    <style:style style:name="T232" style:parent-style-name="Hyperlink" style:family="text">
      <style:text-properties style:font-name-complex="Calibri"/>
    </style:style>
    <style:style style:name="TableCell2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4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6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P237" style:parent-style-name="ListParagraph" style:family="paragraph">
      <style:paragraph-properties fo:margin-bottom="0in"/>
      <style:text-properties style:font-name="Times New Roman" style:font-weight-complex="bold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4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45" style:parent-style-name="Normal" style:family="paragraph">
      <style:paragraph-properties fo:margin-bottom="0in"/>
    </style:style>
    <style:style style:name="T246" style:parent-style-name="DefaultParagraphFont" style:family="text">
      <style:text-properties style:font-name-asian="Times New Roman" style:font-name-complex="Calibri" fo:color="#000000"/>
    </style:style>
    <style:style style:name="T247" style:parent-style-name="Hyperlink" style:family="text">
      <style:text-properties style:font-name-complex="Calibri"/>
    </style:style>
    <style:style style:name="TableCell2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1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8" style:parent-style-name="Normal" style:family="paragraph">
      <style:paragraph-properties fo:margin-bottom="0in"/>
    </style:style>
    <style:style style:name="T259" style:parent-style-name="DefaultParagraphFont" style:family="text">
      <style:text-properties style:font-name-asian="Times New Roman" style:font-name-complex="Calibri" fo:color="#000000"/>
    </style:style>
    <style:style style:name="T260" style:parent-style-name="DefaultParagraphFont" style:family="text">
      <style:text-properties style:font-name-asian="Times New Roman" style:font-name-complex="Calibri" fo:color="#000000"/>
    </style:style>
    <style:style style:name="T261" style:parent-style-name="DefaultParagraphFont" style:family="text">
      <style:text-properties style:font-name-asian="Times New Roman" style:font-name-complex="Calibri" fo:color="#000000"/>
    </style:style>
    <style:style style:name="T262" style:parent-style-name="Hyperlink" style:family="text">
      <style:text-properties style:font-name-asian="Times New Roman" style:font-name-complex="Calibri"/>
    </style:style>
    <style:style style:name="TableCell2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6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74" style:parent-style-name="Normal" style:family="paragraph">
      <style:paragraph-properties fo:margin-bottom="0in"/>
    </style:style>
    <style:style style:name="T275" style:parent-style-name="DefaultParagraphFont" style:family="text">
      <style:text-properties style:font-name-asian="Times New Roman" style:font-name-complex="Calibri" fo:color="#000000"/>
    </style:style>
    <style:style style:name="T276" style:parent-style-name="Hyperlink" style:family="text">
      <style:text-properties style:font-name-complex="Calibri"/>
    </style:style>
    <style:style style:name="P277" style:parent-style-name="Normal" style:family="paragraph">
      <style:paragraph-properties fo:margin-bottom="0in"/>
    </style:style>
    <style:style style:name="TableCell2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1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8" style:parent-style-name="Normal" style:family="paragraph">
      <style:paragraph-properties fo:margin-bottom="0in"/>
    </style:style>
    <style:style style:name="T289" style:parent-style-name="DefaultParagraphFont" style:family="text">
      <style:text-properties style:font-name-complex="Calibri" fo:color="#000000"/>
    </style:style>
    <style:style style:name="T290" style:parent-style-name="DefaultParagraphFont" style:family="text">
      <style:text-properties style:font-name-complex="Calibri" fo:color="#000000"/>
    </style:style>
    <style:style style:name="T291" style:parent-style-name="DefaultParagraphFont" style:family="text">
      <style:text-properties style:font-name-complex="Calibri" fo:color="#000000"/>
    </style:style>
    <style:style style:name="T292" style:parent-style-name="DefaultParagraphFont" style:family="text">
      <style:text-properties style:font-name-asian="Times New Roman" style:font-name-complex="Calibri" fo:color="#000000"/>
    </style:style>
    <style:style style:name="T293" style:parent-style-name="Hyperlink" style:family="text">
      <style:text-properties style:font-name-complex="Calibri"/>
    </style:style>
    <style:style style:name="P294" style:parent-style-name="Normal" style:family="paragraph">
      <style:paragraph-properties fo:margin-bottom="0in"/>
    </style:style>
    <style:style style:name="P295" style:parent-style-name="Normal" style:family="paragraph">
      <style:paragraph-properties fo:margin-bottom="0in"/>
    </style:style>
    <style:style style:name="TableCell2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20" style:parent-style-name="Normal" style:family="paragraph">
      <style:paragraph-properties fo:margin-bottom="0in"/>
    </style:style>
    <style:style style:name="T321" style:parent-style-name="DefaultParagraphFont" style:family="text">
      <style:text-properties style:font-name-asian="Times New Roman" style:font-name-complex="Calibri" fo:color="#000000"/>
    </style:style>
    <style:style style:name="T322" style:parent-style-name="Hyperlink" style:family="text">
      <style:text-properties style:font-name-complex="Calibri"/>
    </style:style>
    <style:style style:name="P323" style:parent-style-name="Normal" style:family="paragraph">
      <style:paragraph-properties fo:margin-bottom="0in"/>
    </style:style>
    <style:style style:name="T324" style:parent-style-name="Hyperlink" style:family="text">
      <style:text-properties style:font-name-complex="Calibri"/>
    </style:style>
    <style:style style:name="TableCell3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Bollaert, 1999<text:s/></text:p>
            <text:p text:style-name="P22"><text:span text:style-name="T23">PMID<text:s/></text:span><text:a xlink:href="http://pubmed.gov/9559600" office:target-frame-name="_top" xlink:show="replace"><text:span text:style-name="T24">9559600</text:span></text:a>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riegel, 1999<text:s/></text:p>
            <text:p text:style-name="P36"><text:span text:style-name="T37">PMID<text:s/></text:span><text:a xlink:href="http://pubmed.gov/10321661" office:target-frame-name="_top" xlink:show="replace"><text:span text:style-name="T38">1032</text:span><text:bookmark-start text:name="_Hlt510188038"/><text:bookmark-start text:name="_Hlt510188039"/><text:span text:style-name="T39">1</text:span><text:bookmark-end text:name="_Hlt510188038"/><text:bookmark-end text:name="_Hlt510188039"/><text:span text:style-name="T40">661</text:span></text:a></text:p>
          </table:table-cell>
          <table:table-cell table:style-name="TableCell41">
            <text:p text:style-name="Normal"><text:span text:style-name="T42">Prospective, Double-blind RCT. <text:s/>40 subjects with septic shock on vasopressors</text:span><text:span text:style-name="T43"><text:line-break/></text:span><text:span text:style-name="T44">• Age (mean) 49</text:span><text:span text:style-name="T45"><text:line-break/></text:span><text:span text:style-name="T46">• Lactate (mean) 3.6</text:span><text:span text:style-name="T47"><text:line-break/></text:span><text:span text:style-name="T48">Before randomization:</text:span><text:span text:style-name="T49"><text:line-break/></text:span><text:span text:style-name="T50">• PAOP 12-15 mmHg</text:span><text:span text:style-name="T51"><text:line-break/></text:span><text:span text:style-name="T52">• Vasopressor + CI &gt; 4.0 L/min/m</text:span><text:span text:style-name="T53">2</text:span><text:span text:style-name="T54"><text:line-break/></text:span><text:span text:style-name="T55">• +/- dobutamine</text:span><text:span text:style-name="T56"><text:s/>or dopexamine</text:span></text:p>
          </table:table-cell>
          <table:table-cell table:style-name="TableCell57">
            <text:p text:style-name="P58">Hydrocortisone (100 mg over 30 minute infusion followed by 0.18 mg/kg/hr continuous).<text:line-break/>• For 70 kg man, this would result in ~400 mg/day</text:p>
            <text:list text:style-name="LFO1" text:continue-numbering="true">
              <text:list-item>
                <text:p text:style-name="P59">Duration: until shock reversed (taper 6 days after vasopressor discontinued resulting in &gt;7 days)</text:p>
              </text:list-item>
            </text:list>
          </table:table-cell>
          <table:table-cell table:style-name="TableCell60">
            <text:p text:style-name="P61">Placebo</text:p>
          </table:table-cell>
          <table:table-cell table:style-name="TableCell62">
            <text:p text:style-name="Normal"><text:span text:style-name="T63">Primary:</text:span><text:span text:style-name="T64"><text:line-break/></text:span><text:span text:style-name="T65">• Time to cessation vasopressor support</text:span><text:span text:style-name="T66"><text:line-break/></text:span><text:span text:style-name="T67">Secondary:</text:span></text:p>
            <text:list text:style-name="LFO1" text:continue-numbering="true">
              <text:list-item>
                <text:p text:style-name="P68">Evolution hemodynamics and multiple organ dysfunction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Chawla, 1999<text:s/></text:p>
            <text:p text:style-name="P72"><text:span text:style-name="T73">PMID NA.<text:s/></text:span><text:a xlink:href="https://journals.lww.com/ccmjournal/Citation/1999/01001/HYDROCORTISONE_REVERSES_REFRACTORY_SEPTIC_SHOCK.22.aspx" office:target-frame-name="_top" xlink:show="replace"><text:span text:style-name="T74">Link</text:span></text:a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Annane (Ger-Inf-05), 2002</text:p>
            <text:p text:style-name="P86"><text:span text:style-name="T87">PMID<text:s/></text:span><text:a xlink:href="http://pubmed.gov/12186604" office:target-frame-name="_top" xlink:show="replace"><text:span text:style-name="T88">12186604</text:span></text:a></text:p>
          </table:table-cell>
          <table:table-cell table:style-name="TableCell89">
            <text:p text:style-name="Normal"><text:span text:style-name="T90">300 subjects with septic shock on v</text:span><text:span text:style-name="T91">asopressors</text:span><text:span text:style-name="T92"><text:line-break/></text:span><text:span text:style-name="T93">• Age (mean) 61</text:span><text:span text:style-name="T94"><text:line-break/></text:span><text:span text:style-name="T95">• Lactate (mean) 4.5</text:span><text:span text:style-name="T96"><text:line-break/></text:span><text:span text:style-name="T97">Before randomization:</text:span><text:span text:style-name="T98"><text:line-break/></text:span><text:span text:style-name="T99">• 32 ml/kg saline</text:span><text:span text:style-name="T100"><text:line-break/></text:span><text:span text:style-name="T101">• 4 hours of vasopressors</text:span></text:p>
          </table:table-cell>
          <table:table-cell table:style-name="TableCell102">
            <text:p text:style-name="Normal"><text:span text:style-name="T103">Hydrocortisone-plus-fludrocortisone given as 50-mg intravenously every 6 hours, and fludrocortisone 50-μg tablet through a nasogastric tube o</text:span><text:span text:style-name="T104">nce daily in the morning.<text:s/></text:span><text:span text:style-name="T105"><text:line-break/></text:span><text:span text:style-name="T106">• Duration was 7 days without tapering.</text:span></text:p>
          </table:table-cell>
          <table:table-cell table:style-name="TableCell107">
            <text:p text:style-name="Normal"><text:span text:style-name="T108">Placebo</text:span>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Oppert, 2005</text:p>
            <text:p text:style-name="P114"><text:span text:style-name="T115">PMID<text:s/></text:span><text:a xlink:href="http://pubmed.gov/16276166" office:target-frame-name="_top" xlink:show="replace"><text:span text:style-name="T116">16276166</text:span></text:a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ext:soft-page-break/>
        <table:table-row table:style-name="TableRow125">
          <table:table-cell table:style-name="TableCell126">
            <text:p text:style-name="P127">Tandan, 2005</text:p>
            <text:p text:style-name="P128"><text:span text:style-name="T129">PMID<text:s/></text:span><text:span text:style-name="T130">NA</text:span></text:p>
          </table:table-cell>
          <table:table-cell table:style-name="TableCell131">
            <text:p text:style-name="Normal"><text:span text:style-name="T132">Septic shock and adrenal insufficiency</text:span>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inaldi, 2006</text:p>
            <text:p text:style-name="P142"><text:span text:style-name="T143">PMID<text:s/></text:span><text:a xlink:href="https://pubmed.gov/16850006" office:target-frame-name="_top" xlink:show="replace"><text:span text:style-name="T144">16850006</text:span></text:a>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<text:span text:style-name="T156">Cicarelli, 2007</text:span><text:span text:style-name="T157"><text:line-break/></text:span><text:span text:style-name="T158">PMID<text:s/></text:span><text:a xlink:href="https://pubmed.gov/17992396" office:target-frame-name="_top" xlink:show="replace"><text:span text:style-name="T159">17992396</text:span></text:a></text:p>
          </table:table-cell>
          <table:table-cell table:style-name="TableCell160">
            <text:p text:style-name="Normal"><text:span text:style-name="T161">29<text:s/></text:span><text:span text:style-name="T162">subjects with septic shock on vasopressors</text:span><text:span text:style-name="T163"><text:line-break/></text:span><text:span text:style-name="T164">• Age (mean) 65</text:span><text:span text:style-name="T165"><text:line-break/></text:span><text:span text:style-name="T166">• Lactate (approximate mean) 3.9 mmol/L</text:span></text:p>
          </table:table-cell>
          <table:table-cell table:style-name="TableCell167">
            <text:p text:style-name="P168">Low dose, short term corticosteroids:</text:p>
            <text:p text:style-name="Normal"><text:span text:style-name="T169">• Dexamethasone 0.2 mg/kg intravenously every 36 hours for three doses (Equivalent 350 mg hydrocortisone 70 kg person over 6 days)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Sprung (CORTICUS), 2008</text:p>
            <text:p text:style-name="P177"><text:span text:style-name="T178">PMID<text:s/></text:span><text:a xlink:href="http://pubmed.gov/18184957" office:target-frame-name="_top" xlink:show="replace"><text:span text:style-name="T179">18184957</text:span></text:a></text:p>
            <text:p text:style-name="P180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181">
            <text:p text:style-name="Normal"><text:span text:style-name="T182">499 subjects with septic shock on vasopressors</text:span><text:span text:style-name="T183"><text:line-break/></text:span><text:span text:style-name="T184">• Age (mean) 63</text:span><text:span text:style-name="T185"><text:line-break/></text:span><text:span text:style-name="T186">• Lactate (mean) 4.0 mmol/L</text:span><text:span text:style-name="T187"><text:line-break/></text:span><text:span text:style-name="T188">Before randomization:</text:span><text:span text:style-name="T189"><text:line-break/></text:span><text:span text:style-name="T190">• Fluids ‘adequate’ but amount not reported</text:span><text:span text:style-name="T191"><text:line-break/></text:span><text:span text:style-name="T192">• All on vasopressors, d</text:span><text:span text:style-name="T193">uration unknown</text:span></text:p>
          </table:table-cell>
          <table:table-cell table:style-name="TableCell194">
            <text:p text:style-name="P195">50-mg every 6 hours for 5 days, then tapered until stopped on day 11.</text:p>
            <text:p text:style-name="P196">• Duration was 11 days with a taper starting on day 6.</text:p>
          </table:table-cell>
          <table:table-cell table:style-name="TableCell197">
            <text:p text:style-name="P198">Placebo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Hu, 2009</text:p>
            <text:p text:style-name="P204">PMID NA<text:tab/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>Low dose, long duration. 50 mg Hydrocortisone Q6hr for 7 days, then 50 mg q8hrs<text:s/>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Meduri, 2009</text:span><text:span text:style-name="T217"><text:line-break/></text:span><text:span text:style-name="T218">PMID<text:s/></text:span><text:a xlink:href="https://pubmed.gov/17426195" office:target-frame-name="_top" xlink:show="replace"><text:span text:style-name="T219">17426195</text:span></text:a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Arabi, 2010</text:p>
            <text:p text:style-name="Normal"><text:span text:style-name="T231">PMID<text:s/></text:span><text:a xlink:href="http://pubmed.gov/21059778" office:target-frame-name="_top" xlink:show="replace"><text:span text:style-name="T232">21059778</text:span></text:a></text:p>
            <text:p text:style-name="Normal"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233">
            <text:p text:style-name="P234">79 patients with septic shock and cirrhosis<text:line-break/>• Age (mean) 60.6<text:line-break/>• Lactate (mean) 2.8<text:line-break/>Before randomization:<text:line-break/><text:soft-page-break/>• Fluids<text:s/>amount not reported<text:line-break/>• All on vasopressors (norepi)</text:p>
          </table:table-cell>
          <table:table-cell table:style-name="TableCell235">
            <text:p text:style-name="P236">50 mg of hydrocortisone every six hours until hemodynamically stable</text:p>
            <text:list text:style-name="LFO2" text:continue-numbering="true">
              <text:list-item>
                <text:p text:style-name="P237">Duration average 6.6-8.8 days + 8 day steroid taper</text:p>
              </text:list-item>
            </text:list>
          </table:table-cell>
          <table:table-cell table:style-name="TableCell238">
            <text:p text:style-name="Normal"><text:span text:style-name="T239">Placebo</text:span>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Gordon, 2014</text:p>
            <text:p text:style-name="P245"><text:span text:style-name="T246">PMID<text:s/></text:span><text:a xlink:href="http://pubmed.gov/24557425" office:target-frame-name="_top" xlink:show="replace"><text:span text:style-name="T247">24557425</text:span></text:a>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<text:span text:style-name="T259">Key (HYPRESS), 2016</text:span><text:span text:style-name="T260"><text:line-break/></text:span><text:span text:style-name="T261">PMID<text:s/></text:span><text:a xlink:href="https://pubmed.gov/27695824" office:target-frame-name="_top" xlink:show="replace"><text:span text:style-name="T262">27695824</text:span></text:a>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Lv, 2017</text:p>
            <text:p text:style-name="P274"><text:span text:style-name="T275">PMID<text:s/></text:span><text:a xlink:href="http://pubmed.gov/28615145" office:target-frame-name="_top" xlink:show="replace"><text:span text:style-name="T276">28615145</text:span></text:a></text:p>
            <text:p text:style-name="P277"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Ventatesh (ADRENAL),<text:s/></text:span><text:span text:style-name="T290">2018</text:span><text:span text:style-name="T291"><text:line-break/></text:span><text:span text:style-name="T292">PMID<text:s/></text:span><text:a xlink:href="http://pubmed.gov/29347874" office:target-frame-name="_top" xlink:show="replace"><text:span text:style-name="T293">29347874</text:span></text:a></text:p>
            <text:p text:style-name="P294">NCT01448109</text:p>
            <text:p text:style-name="P295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296">
            <text:p text:style-name="Normal"><text:span text:style-name="T297">3711 subjects with septic shock on vasopressors enrolled March 2013 through April 2017,</text:span><text:span text:style-name="T298"><text:line-break/></text:span><text:span text:style-name="T299">• Age (mean) 63</text:span><text:span text:style-name="T300"><text:line-break/></text:span><text:span text:style-name="T301">• Lactate (mean) 3.9</text:span><text:span text:style-name="T302"><text:line-break/></text:span><text:span text:style-name="T303">Before randomization:</text:span><text:span text:style-name="T304"><text:line-break/></text:span><text:span text:style-name="T305">• Fluids amount not reported</text:span><text:span text:style-name="T306"><text:line-break/></text:span><text:span text:style-name="T307">• All on vasopressors for at least 4 hours</text:span></text:p>
          </table:table-cell>
          <table:table-cell table:style-name="TableCell308">
            <text:p text:style-name="Normal"><text:span text:style-name="T309">200 mg of hydrocortisone by continuous intravenous infusion over a period of 24 hours</text:span><text:span text:style-name="T310"><text:line-break/></text:span><text:span text:style-name="T311">• Duration was a maximum of 7 days without tapering.</text:span></text:p>
          </table:table-cell>
          <table:table-cell table:style-name="TableCell312">
            <text:p text:style-name="Normal"><text:span text:style-name="T313">Pl</text:span><text:span text:style-name="T314">acebo</text:span>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<text:bookmark-start text:name="_Hlk509952476"/>Annane (APROCCHSS),<text:s/><text:bookmark-end text:name="_Hlk509952476"/>2018</text:p>
            <text:p text:style-name="P320"><text:span text:style-name="T321">PMID<text:s/></text:span><text:a xlink:href="http://pubmed.gov/29490185" office:target-frame-name="_top" xlink:show="replace"><text:span text:style-name="T322">29490185</text:span></text:a></text:p>
            <text:p text:style-name="P323"><text:a xlink:href="https://clinicaltrials.gov/ct2/show/NCT00625209" office:target-frame-name="_top" xlink:show="replace"><text:span text:style-name="T324">NCT00625209</text:span></text:a></text:p>
          </table:table-cell>
          <table:table-cell table:style-name="TableCell325">
            <text:p text:style-name="Normal"><text:span text:style-name="T326">1241 subjects with septic shock on vasopressors enrolled September, 2008, and June, 2015</text:span><text:span text:style-name="T327"><text:line-break/></text:span><text:span text:style-name="T328">• Age (mean) 66</text:span><text:span text:style-name="T329"><text:line-break/></text:span><text:span text:style-name="T330">• Lactate (mean) 4.4</text:span><text:span text:style-name="T331"><text:line-break/></text:span><text:span text:style-name="T332">Before randomization:</text:span><text:span text:style-name="T333"><text:line-break/></text:span><text:span text:style-name="T334">• Fluids given prior to steroids n 51% with mean<text:s/></text:span><text:soft-page-break/><text:span text:style-name="T335">of<text:s/></text:span><text:bookmark-start text:name="_Hlk509952506"/><text:span text:style-name="T336">1641<text:s/></text:span><text:bookmark-end text:name="_Hlk509952506"/><text:span text:style-name="T337">ml and 753 ml colloids</text:span><text:span text:style-name="T338"><text:line-break/></text:span><text:span text:style-name="T339">• All on vasopressors for at least 6 hours</text:span></text:p>
          </table:table-cell>
          <table:table-cell table:style-name="TableCell340">
            <text:p text:style-name="Normal"><text:span text:style-name="T341">Hydrocortisone-plus-fludrocortisone given as 50-mg intravenous every 6 ho</text:span><text:span text:style-name="T342">urs, and fludrocortisone 50-μg tablet through a nasogastric tube once daily in the morning.<text:s/></text:span><text:span text:style-name="T343"><text:line-break/></text:span><text:span text:style-name="T344">• Duration was 7 days without tapering.</text:span></text:p>
          </table:table-cell>
          <table:table-cell table:style-name="TableCell345">
            <text:p text:style-name="Normal"><text:span text:style-name="T346">Placebo</text:span></text:p>
          </table:table-cell>
          <table:table-cell table:style-name="TableCell347">
            <text:p text:style-name="P34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Garamond-Regular" svg:font-family="AGaramond-Regular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Brent Duran</dc:creator>
    <meta:creation-date>2017-05-07T17:46:00Z</meta:creation-date>
    <dc:date>2018-03-30T21:59:00Z</dc:date>
    <meta:template xlink:href="Normal.dotm" xlink:type="simple"/>
    <meta:editing-cycles>58</meta:editing-cycles>
    <meta:editing-duration>PT13980S</meta:editing-duration>
    <meta:document-statistic meta:page-count="4" meta:paragraph-count="109" meta:word-count="673" meta:character-count="4481" meta:row-count="301" meta:non-whitespace-character-count="3917"/>
  </office:meta>
</office:document-meta>
</file>